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style:font-name="Liberation Sans" fo:language="zxx" fo:country="none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a933" loext:opacity="100%" fo:font-weight="bold" style:font-weight-asian="bold" style:font-weight-complex="bold"/>
    </style:style>
    <style:style style:name="T3" style:family="text">
      <style:text-properties fo:color="#ff972f" loext:opacity="100%" fo:font-weight="bold" style:font-weight-asian="bold" style:font-weight-complex="bold"/>
    </style:style>
    <style:style style:name="T4" style:family="text">
      <style:text-properties officeooo:rsid="0015cd9a"/>
    </style:style>
    <style:style style:name="T5" style:family="text">
      <style:text-properties officeooo:rsid="0019c8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se sol·licitud:</text:p>
      <text:p text:style-name="P2"><text:s text:c="4"/>nohapasadoREC No ha passat per la SEU electrònica</text:p>
      <text:p text:style-name="P2"><text:s text:c="4"/>pendiente Pendent de validar</text:p>
      <text:p text:style-name="P2"><text:s text:c="4"/>comprobarAnt Comprovar Antonia</text:p>
      <text:p text:style-name="P2"><text:s text:c="4"/>comprobarAntReg Comprovar Antonia amb requeriment pendent</text:p>
      <text:p text:style-name="P2"><text:s text:c="4"/>emitirReq Emetre requeriment<text:tab/><text:tab/><text:tab/><text:tab/><text:tab/><text:tab/></text:p>
      <text:p text:style-name="P2"><text:s text:c="4"/>firmadoReq Requeriment signat</text:p>
      <text:p text:style-name="P2"><text:s text:c="4"/>notificadoReq Requeriment notificat</text:p>
      <text:p text:style-name="P2"><text:s text:c="4"/>emitirDesEnmienda Emetre desistiment <text:span text:style-name="T5">p</text:span>er esmena</text:p>
      <text:p text:style-name="P2"><text:s text:c="4"/>emitidoDesEnmienda Desistiment per esmena emès</text:p>
      <text:p text:style-name="P2"><text:s text:c="4"/>Desestimiento Desistiment</text:p>
      <text:p text:style-name="P2"/>
      <text:p text:style-name="P1">Fase validació:</text:p>
      <text:p text:style-name="P2"><text:s text:c="4"/>Expedients <text:span text:style-name="T1">favorables</text:span>:</text:p>
      <text:p text:style-name="P2"><text:s text:c="8"/>emitirIFPRProvPago IF + PR Provisional emetre</text:p>
      <text:p text:style-name="P2"><text:s text:c="8"/>emitidoIFPRProvPago IF + PR Provisional emesa</text:p>
      <text:p text:style-name="P2"><text:s text:c="8"/>emitirPRDefinitiva PR definitiva emetre</text:p>
      <text:p text:style-name="P2"><text:s text:c="8"/>emitidaPRDefinitiva PR definitiva emesa</text:p>
      <text:p text:style-name="P2"><text:s text:c="8"/>emitirResConcesion Resolució de concessió emetre</text:p>
      <text:p text:style-name="P2"><text:s text:c="8"/>emitidaResConcesion <text:span text:style-name="T2">Resolució de concessió emesa</text:span></text:p>
      <text:p text:style-name="P2"><text:s text:c="8"/>inicioConsultoria Inici de consultoria</text:p>
      <text:p text:style-name="P2"><text:s text:c="4"/>Expedients <text:span text:style-name="T1">NO favorables</text:span>:</text:p>
      <text:p text:style-name="P2"><text:s text:c="8"/>emitirIDPDenProv ID + P denegació provisional emetre</text:p>
      <text:p text:style-name="P2"><text:s text:c="8"/>emitidoIDPDenProv ID + P denegació provisional emesa</text:p>
      <text:p text:style-name="P2"><text:s text:c="8"/>emitirPDenDef P denegació definitiva emetre</text:p>
      <text:p text:style-name="P2"><text:s text:c="8"/>emitidoPDenDef P denegació definitiva emesa</text:p>
      <text:p text:style-name="P2"><text:s text:c="8"/>emitirResDen Resolució de denegació emetre<text:tab/></text:p>
      <text:p text:style-name="P2"><text:s text:c="8"/>emitidoResDen Resolució de denegació emesa</text:p>
      <text:p text:style-name="P2"><text:s text:c="8"/>Denegado Denegat</text:p>
      <text:p text:style-name="P2"/>
      <text:p text:style-name="P1">Fase justificació pagament:</text:p>
      <text:p text:style-name="P2"><text:s text:c="4"/><text:span text:style-name="T1">Justificació correcta:</text:span></text:p>
      <text:p text:style-name="P2"><text:s text:c="8"/>pendienteJustificar <text:span text:style-name="T3">Pendent de justificar</text:span></text:p>
      <text:p text:style-name="P2"><text:s text:c="8"/>pendienteRECJustificar Pendent SEU justifica<text:span text:style-name="T4">nt</text:span></text:p>
      <text:p text:style-name="P2"><text:s text:c="8"/>Justificado Justificat</text:p>
      <text:p text:style-name="P2"><text:s text:c="8"/>emitirResPagoyJust Resolució de pagament i justificació emetre</text:p>
      <text:p text:style-name="P2"><text:s text:c="8"/>emitidoResPagoyJust Resolució de pagament i justificació emesa</text:p>
      <text:p text:style-name="P2"><text:s text:c="8"/>Finalizado Finalitzat</text:p>
      <text:p text:style-name="P2"/>
      <text:p text:style-name="P2"><text:s text:c="4"/><text:span text:style-name="T1">En cas de requeriment:</text:span></text:p>
      <text:p text:style-name="P2"><text:s text:c="8"/>emitirReqJust Requeriment de justificació emetre</text:p>
      <text:p text:style-name="P2"><text:s text:c="8"/>emitidoReqJust Requeriment de justificació emes</text:p>
      <text:p text:style-name="P2"><text:s text:c="8"/>emitirPropRevocacion Proposta de revocació emetre</text:p>
      <text:p text:style-name="P2"><text:s text:c="8"/>emitidoPropRevocacion Proposta de revocació emes</text:p>
      <text:p text:style-name="P2"><text:s text:c="8"/>emitirResRevocacion Resolució de revocació emetre</text:p>
      <text:p text:style-name="P2"><text:s text:c="8"/>emitidoResRevocacion Resolució de revocació emesa</text:p>
      <text:p text:style-name="P2"><text:s text:c="8"/>revocado Revoca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3T07:03:31.836000000</meta:creation-date>
    <dc:date>2024-07-11T08:14:17.551000000</dc:date>
    <meta:editing-duration>PT19M30S</meta:editing-duration>
    <meta:editing-cycles>6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44" meta:word-count="188" meta:character-count="1955" meta:non-whitespace-character-count="1532"/>
  </office:meta>
</office:document-meta>
</file>